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3145">
            <text:p>0.000033145</text:p>
          </table:table-cell>
          <table:table-cell office:value-type="float" office:value="0.000038194">
            <text:p>0.000038194</text:p>
          </table:table-cell>
          <table:table-cell office:value-type="float" office:value="0.000002932">
            <text:p>0.00000293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317658">
            <text:p>3.17658E-005</text:p>
          </table:table-cell>
          <table:table-cell table:formula="of:=AVERAGE(INDIRECT(CONCATENATE([.M$2];[.$G4];&quot;:&quot;;[.M$2];[.$H4])))" office:value-type="float" office:value="0.0000347298">
            <text:p>3.47298E-005</text:p>
          </table:table-cell>
          <table:table-cell table:formula="of:=AVERAGE(INDIRECT(CONCATENATE([.N$2];[.$G4];&quot;:&quot;;[.N$2];[.$H4])))" office:value-type="float" office:value="0.0000029192">
            <text:p>2.9192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827234375">
            <text:p>8.27234375E-008</text:p>
          </table:table-cell>
          <table:table-cell table:formula="of:=[.M4]/[.P4]" office:value-type="float" office:value="0.0000000904421875">
            <text:p>9.04421875E-008</text:p>
          </table:table-cell>
          <table:table-cell table:formula="of:=[.N4]/[.Q4]" office:value-type="float" office:value="0.0000000586164964427059">
            <text:p>5.86164964427059E-008</text:p>
          </table:table-cell>
          <table:table-cell/>
          <table:table-cell table:formula="of:=[.$N4]/[.L4]" office:value-type="float" office:value="0.091897575379811">
            <text:p>0.0918975754</text:p>
          </table:table-cell>
          <table:table-cell table:formula="of:=[.$N4]/[.M4]" office:value-type="float" office:value="0.0840546159206215">
            <text:p>0.08405461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7092">
            <text:p>0.000037092</text:p>
          </table:table-cell>
          <table:table-cell office:value-type="float" office:value="0.000035236">
            <text:p>0.000035236</text:p>
          </table:table-cell>
          <table:table-cell office:value-type="float" office:value="0.000002982">
            <text:p>0.00000298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617824">
            <text:p>6.17824E-005</text:p>
          </table:table-cell>
          <table:table-cell table:formula="of:=AVERAGE(INDIRECT(CONCATENATE([.M$2];[.$G5];&quot;:&quot;;[.M$2];[.$H5])))" office:value-type="float" office:value="0.0000738256">
            <text:p>7.38256E-005</text:p>
          </table:table-cell>
          <table:table-cell table:formula="of:=AVERAGE(INDIRECT(CONCATENATE([.N$2];[.$G5];&quot;:&quot;;[.N$2];[.$H5])))" office:value-type="float" office:value="0.000005332">
            <text:p>0.000005332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689535714285714">
            <text:p>0.000000069</text:p>
          </table:table-cell>
          <table:table-cell table:formula="of:=[.M5]/[.P5]" office:value-type="float" office:value="0.0000000823946428571429">
            <text:p>8.23946428571429E-008</text:p>
          </table:table-cell>
          <table:table-cell table:formula="of:=[.N5]/[.Q5]" office:value-type="float" office:value="0.0000000492916182828885">
            <text:p>4.92916182828885E-008</text:p>
          </table:table-cell>
          <table:table-cell/>
          <table:table-cell table:formula="of:=[.$N5]/[.L5]" office:value-type="float" office:value="0.0863028953229399">
            <text:p>0.0863028953</text:p>
          </table:table-cell>
          <table:table-cell table:formula="of:=[.$N5]/[.M5]" office:value-type="float" office:value="0.0722242690882296">
            <text:p>0.072224269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0461">
            <text:p>0.000030461</text:p>
          </table:table-cell>
          <table:table-cell office:value-type="float" office:value="0.00003431">
            <text:p>0.00003431</text:p>
          </table:table-cell>
          <table:table-cell office:value-type="float" office:value="0.000002875">
            <text:p>0.000002875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39953">
            <text:p>0.000139953</text:p>
          </table:table-cell>
          <table:table-cell table:formula="of:=AVERAGE(INDIRECT(CONCATENATE([.M$2];[.$G6];&quot;:&quot;;[.M$2];[.$H6])))" office:value-type="float" office:value="0.0001651248">
            <text:p>0.0001651248</text:p>
          </table:table-cell>
          <table:table-cell table:formula="of:=AVERAGE(INDIRECT(CONCATENATE([.N$2];[.$G6];&quot;:&quot;;[.N$2];[.$H6])))" office:value-type="float" office:value="0.0000113366">
            <text:p>1.13366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6833642578125">
            <text:p>6.833642578125E-008</text:p>
          </table:table-cell>
          <table:table-cell table:formula="of:=[.M6]/[.P6]" office:value-type="float" office:value="0.00000008062734375">
            <text:p>8.062734375E-008</text:p>
          </table:table-cell>
          <table:table-cell table:formula="of:=[.N6]/[.Q6]" office:value-type="float" office:value="0.0000000490356380735677">
            <text:p>0.000000049</text:p>
          </table:table-cell>
          <table:table-cell/>
          <table:table-cell table:formula="of:=[.$N6]/[.L6]" office:value-type="float" office:value="0.0810029081191543">
            <text:p>0.0810029081</text:p>
          </table:table-cell>
          <table:table-cell table:formula="of:=[.$N6]/[.M6]" office:value-type="float" office:value="0.0686547387188357">
            <text:p>0.068654738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9231">
            <text:p>0.000029231</text:p>
          </table:table-cell>
          <table:table-cell office:value-type="float" office:value="0.000033429">
            <text:p>0.000033429</text:p>
          </table:table-cell>
          <table:table-cell office:value-type="float" office:value="0.000002932">
            <text:p>0.00000293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331868">
            <text:p>0.0001331868</text:p>
          </table:table-cell>
          <table:table-cell table:formula="of:=AVERAGE(INDIRECT(CONCATENATE([.M$2];[.$G7];&quot;:&quot;;[.M$2];[.$H7])))" office:value-type="float" office:value="0.000136775">
            <text:p>0.000136775</text:p>
          </table:table-cell>
          <table:table-cell table:formula="of:=AVERAGE(INDIRECT(CONCATENATE([.N$2];[.$G7];&quot;:&quot;;[.N$2];[.$H7])))" office:value-type="float" office:value="0.000007173">
            <text:p>0.000007173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289033854166667">
            <text:p>2.89033854166667E-008</text:p>
          </table:table-cell>
          <table:table-cell table:formula="of:=[.M7]/[.P7]" office:value-type="float" office:value="0.0000000296820746527778">
            <text:p>2.96820746527778E-008</text:p>
          </table:table-cell>
          <table:table-cell table:formula="of:=[.N7]/[.Q7]" office:value-type="float" office:value="0.0000000146815568227322">
            <text:p>1.46815568227322E-008</text:p>
          </table:table-cell>
          <table:table-cell/>
          <table:table-cell table:formula="of:=[.$N7]/[.L7]" office:value-type="float" office:value="0.0538566885006622">
            <text:p>0.0538566885</text:p>
          </table:table-cell>
          <table:table-cell table:formula="of:=[.$N7]/[.M7]" office:value-type="float" office:value="0.0524437945530981">
            <text:p>0.05244379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89">
            <text:p>0.0000289</text:p>
          </table:table-cell>
          <table:table-cell office:value-type="float" office:value="0.00003248">
            <text:p>0.00003248</text:p>
          </table:table-cell>
          <table:table-cell office:value-type="float" office:value="0.000002875">
            <text:p>0.00000287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48566">
            <text:p>0.0002248566</text:p>
          </table:table-cell>
          <table:table-cell table:formula="of:=AVERAGE(INDIRECT(CONCATENATE([.M$2];[.$G8];&quot;:&quot;;[.M$2];[.$H8])))" office:value-type="float" office:value="0.0002888732">
            <text:p>0.0002888732</text:p>
          </table:table-cell>
          <table:table-cell table:formula="of:=AVERAGE(INDIRECT(CONCATENATE([.N$2];[.$G8];&quot;:&quot;;[.N$2];[.$H8])))" office:value-type="float" office:value="0.0000158618">
            <text:p>1.58618E-005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195865234375">
            <text:p>0.000000022</text:p>
          </table:table-cell>
          <table:table-cell table:formula="of:=[.M8]/[.P8]" office:value-type="float" office:value="0.0000000282102734375">
            <text:p>2.82102734375E-008</text:p>
          </table:table-cell>
          <table:table-cell table:formula="of:=[.N8]/[.Q8]" office:value-type="float" office:value="0.0000000154900390625">
            <text:p>1.54900390625E-008</text:p>
          </table:table-cell>
          <table:table-cell/>
          <table:table-cell table:formula="of:=[.$N8]/[.L8]" office:value-type="float" office:value="0.0705418475597336">
            <text:p>0.0705418476</text:p>
          </table:table-cell>
          <table:table-cell table:formula="of:=[.$N8]/[.M8]" office:value-type="float" office:value="0.0549092127618623">
            <text:p>0.05490921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4362">
            <text:p>0.000064362</text:p>
          </table:table-cell>
          <table:table-cell office:value-type="float" office:value="0.000075422">
            <text:p>0.000075422</text:p>
          </table:table-cell>
          <table:table-cell office:value-type="float" office:value="0.000005325">
            <text:p>0.000005325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4210768">
            <text:p>0.0004210768</text:p>
          </table:table-cell>
          <table:table-cell table:formula="of:=AVERAGE(INDIRECT(CONCATENATE([.M$2];[.$G9];&quot;:&quot;;[.M$2];[.$H9])))" office:value-type="float" office:value="0.0006203358">
            <text:p>0.0006203358</text:p>
          </table:table-cell>
          <table:table-cell table:formula="of:=AVERAGE(INDIRECT(CONCATENATE([.N$2];[.$G9];&quot;:&quot;;[.N$2];[.$H9])))" office:value-type="float" office:value="0.0000277518">
            <text:p>2.77518E-005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86912642045455">
            <text:p>1.86912642045455E-008</text:p>
          </table:table-cell>
          <table:table-cell table:formula="of:=[.M9]/[.P9]" office:value-type="float" office:value="0.0000000275362127130682">
            <text:p>2.75362127130682E-008</text:p>
          </table:table-cell>
          <table:table-cell table:formula="of:=[.N9]/[.Q9]" office:value-type="float" office:value="0.0000000130120787161964">
            <text:p>0.000000013</text:p>
          </table:table-cell>
          <table:table-cell/>
          <table:table-cell table:formula="of:=[.$N9]/[.L9]" office:value-type="float" office:value="0.0659067419530119">
            <text:p>0.065906742</text:p>
          </table:table-cell>
          <table:table-cell table:formula="of:=[.$N9]/[.M9]" office:value-type="float" office:value="0.0447367377475232">
            <text:p>0.044736737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2674">
            <text:p>0.000062674</text:p>
          </table:table-cell>
          <table:table-cell office:value-type="float" office:value="0.000074631">
            <text:p>0.000074631</text:p>
          </table:table-cell>
          <table:table-cell office:value-type="float" office:value="0.00000531">
            <text:p>0.00000531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8671604">
            <text:p>0.0008671604</text:p>
          </table:table-cell>
          <table:table-cell table:formula="of:=AVERAGE(INDIRECT(CONCATENATE([.M$2];[.$G10];&quot;:&quot;;[.M$2];[.$H10])))" office:value-type="float" office:value="0.00140184">
            <text:p>0.00140184</text:p>
          </table:table-cell>
          <table:table-cell table:formula="of:=AVERAGE(INDIRECT(CONCATENATE([.N$2];[.$G10];&quot;:&quot;;[.N$2];[.$H10])))" office:value-type="float" office:value="0.0000560844">
            <text:p>5.60844E-005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76424235026042">
            <text:p>1.76424235026042E-008</text:p>
          </table:table-cell>
          <table:table-cell table:formula="of:=[.M10]/[.P10]" office:value-type="float" office:value="0.0000000285205078125">
            <text:p>2.85205078125E-008</text:p>
          </table:table-cell>
          <table:table-cell table:formula="of:=[.N10]/[.Q10]" office:value-type="float" office:value="0.0000000126878413787277">
            <text:p>1.26878413787277E-008</text:p>
          </table:table-cell>
          <table:table-cell/>
          <table:table-cell table:formula="of:=[.$N10]/[.L10]" office:value-type="float" office:value="0.0646759238544564">
            <text:p>0.0646759239</text:p>
          </table:table-cell>
          <table:table-cell table:formula="of:=[.$N10]/[.M10]" office:value-type="float" office:value="0.0400077041602465">
            <text:p>0.040007704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1267">
            <text:p>0.000061267</text:p>
          </table:table-cell>
          <table:table-cell office:value-type="float" office:value="0.00007411">
            <text:p>0.00007411</text:p>
          </table:table-cell>
          <table:table-cell office:value-type="float" office:value="0.000005313">
            <text:p>0.000005313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936544">
            <text:p>0.001936544</text:p>
          </table:table-cell>
          <table:table-cell table:formula="of:=AVERAGE(INDIRECT(CONCATENATE([.M$2];[.$G11];&quot;:&quot;;[.M$2];[.$H11])))" office:value-type="float" office:value="0.002935942">
            <text:p>0.002935942</text:p>
          </table:table-cell>
          <table:table-cell table:formula="of:=AVERAGE(INDIRECT(CONCATENATE([.N$2];[.$G11];&quot;:&quot;;[.N$2];[.$H11])))" office:value-type="float" office:value="0.0001116016">
            <text:p>0.000111601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81841947115385">
            <text:p>1.81841947115385E-008</text:p>
          </table:table-cell>
          <table:table-cell table:formula="of:=[.M11]/[.P11]" office:value-type="float" office:value="0.0000000275685659555288">
            <text:p>2.75685659555288E-008</text:p>
          </table:table-cell>
          <table:table-cell table:formula="of:=[.N11]/[.Q11]" office:value-type="float" office:value="0.0000000122297441420948">
            <text:p>1.22297441420948E-008</text:p>
          </table:table-cell>
          <table:table-cell/>
          <table:table-cell table:formula="of:=[.$N11]/[.L11]" office:value-type="float" office:value="0.0576292611993324">
            <text:p>0.0576292612</text:p>
          </table:table-cell>
          <table:table-cell table:formula="of:=[.$N11]/[.M11]" office:value-type="float" office:value="0.0380121950637989">
            <text:p>0.038012195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0647">
            <text:p>0.000060647</text:p>
          </table:table-cell>
          <table:table-cell office:value-type="float" office:value="0.000072538">
            <text:p>0.000072538</text:p>
          </table:table-cell>
          <table:table-cell office:value-type="float" office:value="0.000005369">
            <text:p>0.000005369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3744708">
            <text:p>0.003744708</text:p>
          </table:table-cell>
          <table:table-cell table:formula="of:=AVERAGE(INDIRECT(CONCATENATE([.M$2];[.$G12];&quot;:&quot;;[.M$2];[.$H12])))" office:value-type="float" office:value="0.006462404">
            <text:p>0.006462404</text:p>
          </table:table-cell>
          <table:table-cell table:formula="of:=AVERAGE(INDIRECT(CONCATENATE([.N$2];[.$G12];&quot;:&quot;;[.N$2];[.$H12])))" office:value-type="float" office:value="0.0002307808">
            <text:p>0.0002307808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63256312779018">
            <text:p>1.63256312779018E-008</text:p>
          </table:table-cell>
          <table:table-cell table:formula="of:=[.M12]/[.P12]" office:value-type="float" office:value="0.0000000281738455636161">
            <text:p>2.81738455636161E-008</text:p>
          </table:table-cell>
          <table:table-cell table:formula="of:=[.N12]/[.Q12]" office:value-type="float" office:value="0.0000000122898504783233">
            <text:p>1.22898504783233E-008</text:p>
          </table:table-cell>
          <table:table-cell/>
          <table:table-cell table:formula="of:=[.$N12]/[.L12]" office:value-type="float" office:value="0.0616285168296166">
            <text:p>0.0616285168</text:p>
          </table:table-cell>
          <table:table-cell table:formula="of:=[.$N12]/[.M12]" office:value-type="float" office:value="0.0357112925778085">
            <text:p>0.035711292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9962">
            <text:p>0.000059962</text:p>
          </table:table-cell>
          <table:table-cell office:value-type="float" office:value="0.000072427">
            <text:p>0.000072427</text:p>
          </table:table-cell>
          <table:table-cell office:value-type="float" office:value="0.000005343">
            <text:p>0.000005343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7819312">
            <text:p>0.007819312</text:p>
          </table:table-cell>
          <table:table-cell table:formula="of:=AVERAGE(INDIRECT(CONCATENATE([.M$2];[.$G13];&quot;:&quot;;[.M$2];[.$H13])))" office:value-type="float" office:value="0.01424408">
            <text:p>0.01424408</text:p>
          </table:table-cell>
          <table:table-cell table:formula="of:=AVERAGE(INDIRECT(CONCATENATE([.N$2];[.$G13];&quot;:&quot;;[.N$2];[.$H13])))" office:value-type="float" office:value="0.0005307572">
            <text:p>0.0005307572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59084309895833">
            <text:p>1.59084309895833E-008</text:p>
          </table:table-cell>
          <table:table-cell table:formula="of:=[.M13]/[.P13]" office:value-type="float" office:value="0.0000000289796549479167">
            <text:p>0.000000029</text:p>
          </table:table-cell>
          <table:table-cell table:formula="of:=[.N13]/[.Q13]" office:value-type="float" office:value="0.0000000137722512531992">
            <text:p>1.37722512531992E-008</text:p>
          </table:table-cell>
          <table:table-cell/>
          <table:table-cell table:formula="of:=[.$N13]/[.L13]" office:value-type="float" office:value="0.0678777365578967">
            <text:p>0.0678777366</text:p>
          </table:table-cell>
          <table:table-cell table:formula="of:=[.$N13]/[.M13]" office:value-type="float" office:value="0.0372615992047222">
            <text:p>0.037261599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383">
            <text:p>0.000129383</text:p>
          </table:table-cell>
          <table:table-cell office:value-type="float" office:value="0.000165467">
            <text:p>0.000165467</text:p>
          </table:table-cell>
          <table:table-cell office:value-type="float" office:value="0.000010058">
            <text:p>0.000010058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71933">
            <text:p>0.0171933</text:p>
          </table:table-cell>
          <table:table-cell table:formula="of:=AVERAGE(INDIRECT(CONCATENATE([.M$2];[.$G14];&quot;:&quot;;[.M$2];[.$H14])))" office:value-type="float" office:value="0.03181808">
            <text:p>0.03181808</text:p>
          </table:table-cell>
          <table:table-cell table:formula="of:=AVERAGE(INDIRECT(CONCATENATE([.N$2];[.$G14];&quot;:&quot;;[.N$2];[.$H14])))" office:value-type="float" office:value="0.00149888">
            <text:p>0.00149888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63968086242676">
            <text:p>1.63968086242676E-008</text:p>
          </table:table-cell>
          <table:table-cell table:formula="of:=[.M14]/[.P14]" office:value-type="float" office:value="0.0000000303440856933594">
            <text:p>3.03440856933594E-008</text:p>
          </table:table-cell>
          <table:table-cell table:formula="of:=[.N14]/[.Q14]" office:value-type="float" office:value="0.0000000189940322222319">
            <text:p>0.000000019</text:p>
          </table:table-cell>
          <table:table-cell/>
          <table:table-cell table:formula="of:=[.$N14]/[.L14]" office:value-type="float" office:value="0.0871781449750775">
            <text:p>0.087178145</text:p>
          </table:table-cell>
          <table:table-cell table:formula="of:=[.$N14]/[.M14]" office:value-type="float" office:value="0.0471078078878424">
            <text:p>0.047107807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8722">
            <text:p>0.000128722</text:p>
          </table:table-cell>
          <table:table-cell office:value-type="float" office:value="0.000165076">
            <text:p>0.000165076</text:p>
          </table:table-cell>
          <table:table-cell office:value-type="float" office:value="0.000010093">
            <text:p>0.000010093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4471018">
            <text:p>0.04471018</text:p>
          </table:table-cell>
          <table:table-cell table:formula="of:=AVERAGE(INDIRECT(CONCATENATE([.M$2];[.$G15];&quot;:&quot;;[.M$2];[.$H15])))" office:value-type="float" office:value="0.07620982">
            <text:p>0.07620982</text:p>
          </table:table-cell>
          <table:table-cell table:formula="of:=AVERAGE(INDIRECT(CONCATENATE([.N$2];[.$G15];&quot;:&quot;;[.N$2];[.$H15])))" office:value-type="float" office:value="0.007911348">
            <text:p>0.007911348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200653883990119">
            <text:p>2.00653883990119E-008</text:p>
          </table:table-cell>
          <table:table-cell table:formula="of:=[.M15]/[.P15]" office:value-type="float" office:value="0.0000000342020461138557">
            <text:p>3.42020461138557E-008</text:p>
          </table:table-cell>
          <table:table-cell table:formula="of:=[.N15]/[.Q15]" office:value-type="float" office:value="0.0000000490542875184168">
            <text:p>4.90542875184168E-008</text:p>
          </table:table-cell>
          <table:table-cell/>
          <table:table-cell table:formula="of:=[.$N15]/[.L15]" office:value-type="float" office:value="0.176947352929467">
            <text:p>0.1769473529</text:p>
          </table:table-cell>
          <table:table-cell table:formula="of:=[.$N15]/[.M15]" office:value-type="float" office:value="0.103810086416685">
            <text:p>0.103810086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8079">
            <text:p>0.000128079</text:p>
          </table:table-cell>
          <table:table-cell office:value-type="float" office:value="0.000163363">
            <text:p>0.000163363</text:p>
          </table:table-cell>
          <table:table-cell office:value-type="float" office:value="0.000016361">
            <text:p>0.000016361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1066672">
            <text:p>0.1066672</text:p>
          </table:table-cell>
          <table:table-cell table:formula="of:=AVERAGE(INDIRECT(CONCATENATE([.M$2];[.$G16];&quot;:&quot;;[.M$2];[.$H16])))" office:value-type="float" office:value="0.1965174">
            <text:p>0.1965174</text:p>
          </table:table-cell>
          <table:table-cell table:formula="of:=AVERAGE(INDIRECT(CONCATENATE([.N$2];[.$G16];&quot;:&quot;;[.N$2];[.$H16])))" office:value-type="float" office:value="0.02779028">
            <text:p>0.0277902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226057264539931">
            <text:p>2.26057264539931E-008</text:p>
          </table:table-cell>
          <table:table-cell table:formula="of:=[.M16]/[.P16]" office:value-type="float" office:value="0.000000041647466023763">
            <text:p>4.1647466023763E-008</text:p>
          </table:table-cell>
          <table:table-cell table:formula="of:=[.N16]/[.Q16]" office:value-type="float" office:value="0.0000000844529810825647">
            <text:p>8.44529810825647E-008</text:p>
          </table:table-cell>
          <table:table-cell/>
          <table:table-cell table:formula="of:=[.$N16]/[.L16]" office:value-type="float" office:value="0.260532572337138">
            <text:p>0.2605325723</text:p>
          </table:table-cell>
          <table:table-cell table:formula="of:=[.$N16]/[.M16]" office:value-type="float" office:value="0.14141383918167">
            <text:p>0.141413839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8412">
            <text:p>0.00018412</text:p>
          </table:table-cell>
          <table:table-cell office:value-type="float" office:value="0.000167664">
            <text:p>0.000167664</text:p>
          </table:table-cell>
          <table:table-cell office:value-type="float" office:value="0.000010107">
            <text:p>0.000010107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2357836">
            <text:p>0.2357836</text:p>
          </table:table-cell>
          <table:table-cell table:formula="of:=AVERAGE(INDIRECT(CONCATENATE([.M$2];[.$G17];&quot;:&quot;;[.M$2];[.$H17])))" office:value-type="float" office:value="0.4783774">
            <text:p>0.4783774</text:p>
          </table:table-cell>
          <table:table-cell table:formula="of:=AVERAGE(INDIRECT(CONCATENATE([.N$2];[.$G17];&quot;:&quot;;[.N$2];[.$H17])))" office:value-type="float" office:value="0.06737202">
            <text:p>0.06737202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236695540578742">
            <text:p>2.36695540578742E-008</text:p>
          </table:table-cell>
          <table:table-cell table:formula="of:=[.M17]/[.P17]" office:value-type="float" office:value="0.0000000480227620978104">
            <text:p>0.000000048</text:p>
          </table:table-cell>
          <table:table-cell table:formula="of:=[.N17]/[.Q17]" office:value-type="float" office:value="0.000000100489985045647">
            <text:p>1.00489985045647E-007</text:p>
          </table:table-cell>
          <table:table-cell/>
          <table:table-cell table:formula="of:=[.$N17]/[.L17]" office:value-type="float" office:value="0.285736667011616">
            <text:p>0.285736667</text:p>
          </table:table-cell>
          <table:table-cell table:formula="of:=[.$N17]/[.M17]" office:value-type="float" office:value="0.140834454136002">
            <text:p>0.140834454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461">
            <text:p>0.000129461</text:p>
          </table:table-cell>
          <table:table-cell office:value-type="float" office:value="0.000164054">
            <text:p>0.000164054</text:p>
          </table:table-cell>
          <table:table-cell office:value-type="float" office:value="0.000010064">
            <text:p>0.000010064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51381">
            <text:p>0.51381</text:p>
          </table:table-cell>
          <table:table-cell table:formula="of:=AVERAGE(INDIRECT(CONCATENATE([.M$2];[.$G18];&quot;:&quot;;[.M$2];[.$H18])))" office:value-type="float" office:value="1.111802">
            <text:p>1.111802</text:p>
          </table:table-cell>
          <table:table-cell table:formula="of:=AVERAGE(INDIRECT(CONCATENATE([.N$2];[.$G18];&quot;:&quot;;[.N$2];[.$H18])))" office:value-type="float" office:value="0.1469188">
            <text:p>0.1469188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245003700256348">
            <text:p>2.45003700256348E-008</text:p>
          </table:table-cell>
          <table:table-cell table:formula="of:=[.M18]/[.P18]" office:value-type="float" office:value="0.0000000530148506164551">
            <text:p>0.000000053</text:p>
          </table:table-cell>
          <table:table-cell table:formula="of:=[.N18]/[.Q18]" office:value-type="float" office:value="0.000000107693663193154">
            <text:p>1.07693663193154E-007</text:p>
          </table:table-cell>
          <table:table-cell/>
          <table:table-cell table:formula="of:=[.$N18]/[.L18]" office:value-type="float" office:value="0.285939938887916">
            <text:p>0.2859399389</text:p>
          </table:table-cell>
          <table:table-cell table:formula="of:=[.$N18]/[.M18]" office:value-type="float" office:value="0.132144752392962">
            <text:p>0.132144752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71904">
            <text:p>0.000271904</text:p>
          </table:table-cell>
          <table:table-cell office:value-type="float" office:value="0.000139284">
            <text:p>0.000139284</text:p>
          </table:table-cell>
          <table:table-cell office:value-type="float" office:value="0.000007562">
            <text:p>0.000007562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1.056438">
            <text:p>1.056438</text:p>
          </table:table-cell>
          <table:table-cell table:formula="of:=AVERAGE(INDIRECT(CONCATENATE([.M$2];[.$G19];&quot;:&quot;;[.M$2];[.$H19])))" office:value-type="float" office:value="2.583756">
            <text:p>2.583756</text:p>
          </table:table-cell>
          <table:table-cell table:formula="of:=AVERAGE(INDIRECT(CONCATENATE([.N$2];[.$G19];&quot;:&quot;;[.N$2];[.$H19])))" office:value-type="float" office:value="0.3211316">
            <text:p>0.3211316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239880425589425">
            <text:p>0.000000024</text:p>
          </table:table-cell>
          <table:table-cell table:formula="of:=[.M19]/[.P19]" office:value-type="float" office:value="0.0000000586681365966797">
            <text:p>5.86681365966797E-008</text:p>
          </table:table-cell>
          <table:table-cell table:formula="of:=[.N19]/[.Q19]" office:value-type="float" office:value="0.000000115810955234954">
            <text:p>1.15810955234954E-007</text:p>
          </table:table-cell>
          <table:table-cell/>
          <table:table-cell table:formula="of:=[.$N19]/[.L19]" office:value-type="float" office:value="0.303975813062385">
            <text:p>0.3039758131</text:p>
          </table:table-cell>
          <table:table-cell table:formula="of:=[.$N19]/[.M19]" office:value-type="float" office:value="0.124288671221276">
            <text:p>0.124288671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8485">
            <text:p>0.000098485</text:p>
          </table:table-cell>
          <table:table-cell office:value-type="float" office:value="0.000132012">
            <text:p>0.000132012</text:p>
          </table:table-cell>
          <table:table-cell office:value-type="float" office:value="0.000007095">
            <text:p>0.000007095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2.264508">
            <text:p>2.264508</text:p>
          </table:table-cell>
          <table:table-cell table:formula="of:=AVERAGE(INDIRECT(CONCATENATE([.M$2];[.$G20];&quot;:&quot;;[.M$2];[.$H20])))" office:value-type="float" office:value="5.656554">
            <text:p>5.656554</text:p>
          </table:table-cell>
          <table:table-cell table:formula="of:=AVERAGE(INDIRECT(CONCATENATE([.N$2];[.$G20];&quot;:&quot;;[.N$2];[.$H20])))" office:value-type="float" office:value="0.687602">
            <text:p>0.687602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245409445329146">
            <text:p>2.45409445329146E-008</text:p>
          </table:table-cell>
          <table:table-cell table:formula="of:=[.M20]/[.P20]" office:value-type="float" office:value="0.0000000613012530586936">
            <text:p>6.13012530586936E-008</text:p>
          </table:table-cell>
          <table:table-cell table:formula="of:=[.N20]/[.Q20]" office:value-type="float" office:value="0.000000122120323329895">
            <text:p>1.22120323329895E-007</text:p>
          </table:table-cell>
          <table:table-cell/>
          <table:table-cell table:formula="of:=[.$N20]/[.L20]" office:value-type="float" office:value="0.303642998832417">
            <text:p>0.3036429988</text:p>
          </table:table-cell>
          <table:table-cell table:formula="of:=[.$N20]/[.M20]" office:value-type="float" office:value="0.121558461211543">
            <text:p>0.121558461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8728">
            <text:p>0.000098728</text:p>
          </table:table-cell>
          <table:table-cell office:value-type="float" office:value="0.000129997">
            <text:p>0.000129997</text:p>
          </table:table-cell>
          <table:table-cell office:value-type="float" office:value="0.000007078">
            <text:p>0.000007078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4.70475">
            <text:p>4.70475</text:p>
          </table:table-cell>
          <table:table-cell table:formula="of:=AVERAGE(INDIRECT(CONCATENATE([.M$2];[.$G21];&quot;:&quot;;[.M$2];[.$H21])))" office:value-type="float" office:value="13.61222">
            <text:p>13.61222</text:p>
          </table:table-cell>
          <table:table-cell table:formula="of:=AVERAGE(INDIRECT(CONCATENATE([.N$2];[.$G21];&quot;:&quot;;[.N$2];[.$H21])))" office:value-type="float" office:value="1.591">
            <text:p>1.591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243847784788712">
            <text:p>2.43847784788712E-008</text:p>
          </table:table-cell>
          <table:table-cell table:formula="of:=[.M21]/[.P21]" office:value-type="float" office:value="0.0000000705523076264755">
            <text:p>7.05523076264755E-008</text:p>
          </table:table-cell>
          <table:table-cell table:formula="of:=[.N21]/[.Q21]" office:value-type="float" office:value="0.000000139280386769476">
            <text:p>1.39280386769476E-007</text:p>
          </table:table-cell>
          <table:table-cell/>
          <table:table-cell table:formula="of:=[.$N21]/[.L21]" office:value-type="float" office:value="0.338168871884797">
            <text:p>0.3381688719</text:p>
          </table:table-cell>
          <table:table-cell table:formula="of:=[.$N21]/[.M21]" office:value-type="float" office:value="0.116880273754024">
            <text:p>0.116880273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8637">
            <text:p>0.000098637</text:p>
          </table:table-cell>
          <table:table-cell office:value-type="float" office:value="0.000130892">
            <text:p>0.000130892</text:p>
          </table:table-cell>
          <table:table-cell office:value-type="float" office:value="0.000007059">
            <text:p>0.000007059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9.997132">
            <text:p>9.997132</text:p>
          </table:table-cell>
          <table:table-cell table:formula="of:=AVERAGE(INDIRECT(CONCATENATE([.M$2];[.$G22];&quot;:&quot;;[.M$2];[.$H22])))" office:value-type="float" office:value="31.2742">
            <text:p>31.2742</text:p>
          </table:table-cell>
          <table:table-cell table:formula="of:=AVERAGE(INDIRECT(CONCATENATE([.N$2];[.$G22];&quot;:&quot;;[.N$2];[.$H22])))" office:value-type="float" office:value="3.433056">
            <text:p>3.43305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248281459013621">
            <text:p>2.48281459013621E-008</text:p>
          </table:table-cell>
          <table:table-cell table:formula="of:=[.M22]/[.P22]" office:value-type="float" office:value="0.0000000776703159014384">
            <text:p>7.76703159014384E-008</text:p>
          </table:table-cell>
          <table:table-cell table:formula="of:=[.N22]/[.Q22]" office:value-type="float" office:value="0.000000148257076301064">
            <text:p>1.48257076301064E-007</text:p>
          </table:table-cell>
          <table:table-cell/>
          <table:table-cell table:formula="of:=[.$N22]/[.L22]" office:value-type="float" office:value="0.343404088292522">
            <text:p>0.3434040883</text:p>
          </table:table-cell>
          <table:table-cell table:formula="of:=[.$N22]/[.M22]" office:value-type="float" office:value="0.109772783956104">
            <text:p>0.10977278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818">
            <text:p>0.00009818</text:p>
          </table:table-cell>
          <table:table-cell office:value-type="float" office:value="0.00015169">
            <text:p>0.00015169</text:p>
          </table:table-cell>
          <table:table-cell office:value-type="float" office:value="0.000007071">
            <text:p>0.000007071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333">
            <text:p>0.000223333</text:p>
          </table:table-cell>
          <table:table-cell office:value-type="float" office:value="0.000285764">
            <text:p>0.000285764</text:p>
          </table:table-cell>
          <table:table-cell office:value-type="float" office:value="0.000013965">
            <text:p>0.00001396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5901">
            <text:p>0.000215901</text:p>
          </table:table-cell>
          <table:table-cell office:value-type="float" office:value="0.000288364">
            <text:p>0.000288364</text:p>
          </table:table-cell>
          <table:table-cell office:value-type="float" office:value="0.000022651">
            <text:p>0.000022651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976">
            <text:p>0.00021976</text:p>
          </table:table-cell>
          <table:table-cell office:value-type="float" office:value="0.000283928">
            <text:p>0.000283928</text:p>
          </table:table-cell>
          <table:table-cell office:value-type="float" office:value="0.00001395">
            <text:p>0.0000139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42553">
            <text:p>0.000242553</text:p>
          </table:table-cell>
          <table:table-cell office:value-type="float" office:value="0.000292543">
            <text:p>0.000292543</text:p>
          </table:table-cell>
          <table:table-cell office:value-type="float" office:value="0.000014376">
            <text:p>0.000014376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2736">
            <text:p>0.000222736</text:p>
          </table:table-cell>
          <table:table-cell office:value-type="float" office:value="0.000293767">
            <text:p>0.000293767</text:p>
          </table:table-cell>
          <table:table-cell office:value-type="float" office:value="0.000014367">
            <text:p>0.000014367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40562">
            <text:p>0.000440562</text:p>
          </table:table-cell>
          <table:table-cell office:value-type="float" office:value="0.000627831">
            <text:p>0.000627831</text:p>
          </table:table-cell>
          <table:table-cell office:value-type="float" office:value="0.000027758">
            <text:p>0.00002775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439">
            <text:p>0.00041439</text:p>
          </table:table-cell>
          <table:table-cell office:value-type="float" office:value="0.000627678">
            <text:p>0.000627678</text:p>
          </table:table-cell>
          <table:table-cell office:value-type="float" office:value="0.000027773">
            <text:p>0.00002777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9685">
            <text:p>0.000419685</text:p>
          </table:table-cell>
          <table:table-cell office:value-type="float" office:value="0.0006147">
            <text:p>0.0006147</text:p>
          </table:table-cell>
          <table:table-cell office:value-type="float" office:value="0.000027764">
            <text:p>0.00002776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4709">
            <text:p>0.000414709</text:p>
          </table:table-cell>
          <table:table-cell office:value-type="float" office:value="0.000615073">
            <text:p>0.000615073</text:p>
          </table:table-cell>
          <table:table-cell office:value-type="float" office:value="0.000027753">
            <text:p>0.00002775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6038">
            <text:p>0.000416038</text:p>
          </table:table-cell>
          <table:table-cell office:value-type="float" office:value="0.000616397">
            <text:p>0.000616397</text:p>
          </table:table-cell>
          <table:table-cell office:value-type="float" office:value="0.000027711">
            <text:p>0.00002771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5539">
            <text:p>0.000855539</text:p>
          </table:table-cell>
          <table:table-cell office:value-type="float" office:value="0.00133434">
            <text:p>0.00133434</text:p>
          </table:table-cell>
          <table:table-cell office:value-type="float" office:value="0.000055377">
            <text:p>0.00005537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9267">
            <text:p>0.000859267</text:p>
          </table:table-cell>
          <table:table-cell office:value-type="float" office:value="0.00134113">
            <text:p>0.00134113</text:p>
          </table:table-cell>
          <table:table-cell office:value-type="float" office:value="0.000055398">
            <text:p>0.00005539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295">
            <text:p>0.00085295</text:p>
          </table:table-cell>
          <table:table-cell office:value-type="float" office:value="0.00160215">
            <text:p>0.00160215</text:p>
          </table:table-cell>
          <table:table-cell office:value-type="float" office:value="0.000058953">
            <text:p>0.00005895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11953">
            <text:p>0.000911953</text:p>
          </table:table-cell>
          <table:table-cell office:value-type="float" office:value="0.00136443">
            <text:p>0.00136443</text:p>
          </table:table-cell>
          <table:table-cell office:value-type="float" office:value="0.000055431">
            <text:p>0.00005543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6093">
            <text:p>0.000856093</text:p>
          </table:table-cell>
          <table:table-cell office:value-type="float" office:value="0.00136715">
            <text:p>0.00136715</text:p>
          </table:table-cell>
          <table:table-cell office:value-type="float" office:value="0.000055263">
            <text:p>0.000055263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7258">
            <text:p>0.00197258</text:p>
          </table:table-cell>
          <table:table-cell office:value-type="float" office:value="0.00292397">
            <text:p>0.00292397</text:p>
          </table:table-cell>
          <table:table-cell office:value-type="float" office:value="0.000111365">
            <text:p>0.00011136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0682">
            <text:p>0.00190682</text:p>
          </table:table-cell>
          <table:table-cell office:value-type="float" office:value="0.0029597">
            <text:p>0.0029597</text:p>
          </table:table-cell>
          <table:table-cell office:value-type="float" office:value="0.000111526">
            <text:p>0.00011152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7089">
            <text:p>0.00197089</text:p>
          </table:table-cell>
          <table:table-cell office:value-type="float" office:value="0.00294124">
            <text:p>0.00294124</text:p>
          </table:table-cell>
          <table:table-cell office:value-type="float" office:value="0.000111654">
            <text:p>0.000111654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3616">
            <text:p>0.00193616</text:p>
          </table:table-cell>
          <table:table-cell office:value-type="float" office:value="0.00292958">
            <text:p>0.00292958</text:p>
          </table:table-cell>
          <table:table-cell office:value-type="float" office:value="0.000111856">
            <text:p>0.00011185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9627">
            <text:p>0.00189627</text:p>
          </table:table-cell>
          <table:table-cell office:value-type="float" office:value="0.00292522">
            <text:p>0.00292522</text:p>
          </table:table-cell>
          <table:table-cell office:value-type="float" office:value="0.000111607">
            <text:p>0.00011160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7199">
            <text:p>0.00377199</text:p>
          </table:table-cell>
          <table:table-cell office:value-type="float" office:value="0.00646367">
            <text:p>0.00646367</text:p>
          </table:table-cell>
          <table:table-cell office:value-type="float" office:value="0.000235404">
            <text:p>0.00023540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0686">
            <text:p>0.00370686</text:p>
          </table:table-cell>
          <table:table-cell office:value-type="float" office:value="0.00644694">
            <text:p>0.00644694</text:p>
          </table:table-cell>
          <table:table-cell office:value-type="float" office:value="0.000232752">
            <text:p>0.00023275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6748">
            <text:p>0.00376748</text:p>
          </table:table-cell>
          <table:table-cell office:value-type="float" office:value="0.00644897">
            <text:p>0.00644897</text:p>
          </table:table-cell>
          <table:table-cell office:value-type="float" office:value="0.000229598">
            <text:p>0.00022959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2487">
            <text:p>0.00372487</text:p>
          </table:table-cell>
          <table:table-cell office:value-type="float" office:value="0.00646315">
            <text:p>0.00646315</text:p>
          </table:table-cell>
          <table:table-cell office:value-type="float" office:value="0.000228296">
            <text:p>0.00022829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5234">
            <text:p>0.00375234</text:p>
          </table:table-cell>
          <table:table-cell office:value-type="float" office:value="0.00648929">
            <text:p>0.00648929</text:p>
          </table:table-cell>
          <table:table-cell office:value-type="float" office:value="0.000227854">
            <text:p>0.00022785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77355">
            <text:p>0.00777355</text:p>
          </table:table-cell>
          <table:table-cell office:value-type="float" office:value="0.0142565">
            <text:p>0.0142565</text:p>
          </table:table-cell>
          <table:table-cell office:value-type="float" office:value="0.000493809">
            <text:p>0.000493809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02066">
            <text:p>0.00802066</text:p>
          </table:table-cell>
          <table:table-cell office:value-type="float" office:value="0.0143031">
            <text:p>0.0143031</text:p>
          </table:table-cell>
          <table:table-cell office:value-type="float" office:value="0.00066245">
            <text:p>0.0006624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71859">
            <text:p>0.00771859</text:p>
          </table:table-cell>
          <table:table-cell office:value-type="float" office:value="0.0142798">
            <text:p>0.0142798</text:p>
          </table:table-cell>
          <table:table-cell office:value-type="float" office:value="0.000497452">
            <text:p>0.000497452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96623">
            <text:p>0.00796623</text:p>
          </table:table-cell>
          <table:table-cell office:value-type="float" office:value="0.0141738">
            <text:p>0.0141738</text:p>
          </table:table-cell>
          <table:table-cell office:value-type="float" office:value="0.000496587">
            <text:p>0.00049658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61753">
            <text:p>0.00761753</text:p>
          </table:table-cell>
          <table:table-cell office:value-type="float" office:value="0.0142072">
            <text:p>0.0142072</text:p>
          </table:table-cell>
          <table:table-cell office:value-type="float" office:value="0.000503488">
            <text:p>0.00050348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4284">
            <text:p>0.0174284</text:p>
          </table:table-cell>
          <table:table-cell office:value-type="float" office:value="0.031499">
            <text:p>0.031499</text:p>
          </table:table-cell>
          <table:table-cell office:value-type="float" office:value="0.00149326">
            <text:p>0.0014932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1083">
            <text:p>0.0171083</text:p>
          </table:table-cell>
          <table:table-cell office:value-type="float" office:value="0.031749">
            <text:p>0.031749</text:p>
          </table:table-cell>
          <table:table-cell office:value-type="float" office:value="0.00148741">
            <text:p>0.0014874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4133">
            <text:p>0.0174133</text:p>
          </table:table-cell>
          <table:table-cell office:value-type="float" office:value="0.0327018">
            <text:p>0.0327018</text:p>
          </table:table-cell>
          <table:table-cell office:value-type="float" office:value="0.00146725">
            <text:p>0.0014672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0462">
            <text:p>0.0170462</text:p>
          </table:table-cell>
          <table:table-cell office:value-type="float" office:value="0.0314617">
            <text:p>0.0314617</text:p>
          </table:table-cell>
          <table:table-cell office:value-type="float" office:value="0.00150333">
            <text:p>0.0015033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703">
            <text:p>0.0169703</text:p>
          </table:table-cell>
          <table:table-cell office:value-type="float" office:value="0.0316789">
            <text:p>0.0316789</text:p>
          </table:table-cell>
          <table:table-cell office:value-type="float" office:value="0.00154315">
            <text:p>0.0015431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21947">
            <text:p>0.0421947</text:p>
          </table:table-cell>
          <table:table-cell office:value-type="float" office:value="0.0772628">
            <text:p>0.0772628</text:p>
          </table:table-cell>
          <table:table-cell office:value-type="float" office:value="0.00756329">
            <text:p>0.0075632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58521">
            <text:p>0.0458521</text:p>
          </table:table-cell>
          <table:table-cell office:value-type="float" office:value="0.0749856">
            <text:p>0.0749856</text:p>
          </table:table-cell>
          <table:table-cell office:value-type="float" office:value="0.00826141">
            <text:p>0.0082614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51129">
            <text:p>0.0451129</text:p>
          </table:table-cell>
          <table:table-cell office:value-type="float" office:value="0.0758599">
            <text:p>0.0758599</text:p>
          </table:table-cell>
          <table:table-cell office:value-type="float" office:value="0.00781234">
            <text:p>0.0078123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55386">
            <text:p>0.0455386</text:p>
          </table:table-cell>
          <table:table-cell office:value-type="float" office:value="0.0770774">
            <text:p>0.0770774</text:p>
          </table:table-cell>
          <table:table-cell office:value-type="float" office:value="0.00822004">
            <text:p>0.0082200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8526">
            <text:p>0.0448526</text:p>
          </table:table-cell>
          <table:table-cell office:value-type="float" office:value="0.0758634">
            <text:p>0.0758634</text:p>
          </table:table-cell>
          <table:table-cell office:value-type="float" office:value="0.00769966">
            <text:p>0.00769966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8569">
            <text:p>0.108569</text:p>
          </table:table-cell>
          <table:table-cell office:value-type="float" office:value="0.194952">
            <text:p>0.194952</text:p>
          </table:table-cell>
          <table:table-cell office:value-type="float" office:value="0.0269365">
            <text:p>0.026936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7424">
            <text:p>0.107424</text:p>
          </table:table-cell>
          <table:table-cell office:value-type="float" office:value="0.195853">
            <text:p>0.195853</text:p>
          </table:table-cell>
          <table:table-cell office:value-type="float" office:value="0.0294206">
            <text:p>0.0294206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0141">
            <text:p>0.110141</text:p>
          </table:table-cell>
          <table:table-cell office:value-type="float" office:value="0.197095">
            <text:p>0.197095</text:p>
          </table:table-cell>
          <table:table-cell office:value-type="float" office:value="0.0268727">
            <text:p>0.026872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2862">
            <text:p>0.102862</text:p>
          </table:table-cell>
          <table:table-cell office:value-type="float" office:value="0.19637">
            <text:p>0.19637</text:p>
          </table:table-cell>
          <table:table-cell office:value-type="float" office:value="0.0274039">
            <text:p>0.027403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434">
            <text:p>0.10434</text:p>
          </table:table-cell>
          <table:table-cell office:value-type="float" office:value="0.198317">
            <text:p>0.198317</text:p>
          </table:table-cell>
          <table:table-cell office:value-type="float" office:value="0.0283177">
            <text:p>0.028317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38933">
            <text:p>0.238933</text:p>
          </table:table-cell>
          <table:table-cell office:value-type="float" office:value="0.482794">
            <text:p>0.482794</text:p>
          </table:table-cell>
          <table:table-cell office:value-type="float" office:value="0.0673542">
            <text:p>0.067354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19362">
            <text:p>0.219362</text:p>
          </table:table-cell>
          <table:table-cell office:value-type="float" office:value="0.472566">
            <text:p>0.472566</text:p>
          </table:table-cell>
          <table:table-cell office:value-type="float" office:value="0.0673192">
            <text:p>0.067319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20904">
            <text:p>0.220904</text:p>
          </table:table-cell>
          <table:table-cell office:value-type="float" office:value="0.469886">
            <text:p>0.469886</text:p>
          </table:table-cell>
          <table:table-cell office:value-type="float" office:value="0.067194">
            <text:p>0.06719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17344">
            <text:p>0.217344</text:p>
          </table:table-cell>
          <table:table-cell office:value-type="float" office:value="0.475149">
            <text:p>0.475149</text:p>
          </table:table-cell>
          <table:table-cell office:value-type="float" office:value="0.0674337">
            <text:p>0.067433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82375">
            <text:p>0.282375</text:p>
          </table:table-cell>
          <table:table-cell office:value-type="float" office:value="0.491492">
            <text:p>0.491492</text:p>
          </table:table-cell>
          <table:table-cell office:value-type="float" office:value="0.067559">
            <text:p>0.067559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54456">
            <text:p>0.554456</text:p>
          </table:table-cell>
          <table:table-cell office:value-type="float" office:value="1.10004">
            <text:p>1.10004</text:p>
          </table:table-cell>
          <table:table-cell office:value-type="float" office:value="0.141038">
            <text:p>0.14103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492737">
            <text:p>0.492737</text:p>
          </table:table-cell>
          <table:table-cell office:value-type="float" office:value="1.09705">
            <text:p>1.09705</text:p>
          </table:table-cell>
          <table:table-cell office:value-type="float" office:value="0.149015">
            <text:p>0.14901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26548">
            <text:p>0.526548</text:p>
          </table:table-cell>
          <table:table-cell office:value-type="float" office:value="1.08806">
            <text:p>1.08806</text:p>
          </table:table-cell>
          <table:table-cell office:value-type="float" office:value="0.149805">
            <text:p>0.14980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485289">
            <text:p>0.485289</text:p>
          </table:table-cell>
          <table:table-cell office:value-type="float" office:value="1.11496">
            <text:p>1.11496</text:p>
          </table:table-cell>
          <table:table-cell office:value-type="float" office:value="0.145438">
            <text:p>0.14543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1002">
            <text:p>0.51002</text:p>
          </table:table-cell>
          <table:table-cell office:value-type="float" office:value="1.1589">
            <text:p>1.1589</text:p>
          </table:table-cell>
          <table:table-cell office:value-type="float" office:value="0.149298">
            <text:p>0.14929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84">
            <text:p>1.184</text:p>
          </table:table-cell>
          <table:table-cell office:value-type="float" office:value="2.45006">
            <text:p>2.45006</text:p>
          </table:table-cell>
          <table:table-cell office:value-type="float" office:value="0.320522">
            <text:p>0.32052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00709">
            <text:p>1.00709</text:p>
          </table:table-cell>
          <table:table-cell office:value-type="float" office:value="2.57496">
            <text:p>2.57496</text:p>
          </table:table-cell>
          <table:table-cell office:value-type="float" office:value="0.321921">
            <text:p>0.32192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00607">
            <text:p>1.00607</text:p>
          </table:table-cell>
          <table:table-cell office:value-type="float" office:value="2.73987">
            <text:p>2.73987</text:p>
          </table:table-cell>
          <table:table-cell office:value-type="float" office:value="0.323145">
            <text:p>0.323145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06157">
            <text:p>1.06157</text:p>
          </table:table-cell>
          <table:table-cell office:value-type="float" office:value="2.57864">
            <text:p>2.57864</text:p>
          </table:table-cell>
          <table:table-cell office:value-type="float" office:value="0.320104">
            <text:p>0.32010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02346">
            <text:p>1.02346</text:p>
          </table:table-cell>
          <table:table-cell office:value-type="float" office:value="2.57525">
            <text:p>2.57525</text:p>
          </table:table-cell>
          <table:table-cell office:value-type="float" office:value="0.319966">
            <text:p>0.3199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052">
            <text:p>2.2052</text:p>
          </table:table-cell>
          <table:table-cell office:value-type="float" office:value="5.86398">
            <text:p>5.86398</text:p>
          </table:table-cell>
          <table:table-cell office:value-type="float" office:value="0.693909">
            <text:p>0.69390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4838">
            <text:p>2.24838</text:p>
          </table:table-cell>
          <table:table-cell office:value-type="float" office:value="5.56403">
            <text:p>5.56403</text:p>
          </table:table-cell>
          <table:table-cell office:value-type="float" office:value="0.702308">
            <text:p>0.70230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34225">
            <text:p>2.34225</text:p>
          </table:table-cell>
          <table:table-cell office:value-type="float" office:value="5.90322">
            <text:p>5.90322</text:p>
          </table:table-cell>
          <table:table-cell office:value-type="float" office:value="0.682899">
            <text:p>0.68289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2354">
            <text:p>2.22354</text:p>
          </table:table-cell>
          <table:table-cell office:value-type="float" office:value="5.47869">
            <text:p>5.47869</text:p>
          </table:table-cell>
          <table:table-cell office:value-type="float" office:value="0.693739">
            <text:p>0.69373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30317">
            <text:p>2.30317</text:p>
          </table:table-cell>
          <table:table-cell office:value-type="float" office:value="5.47285">
            <text:p>5.47285</text:p>
          </table:table-cell>
          <table:table-cell office:value-type="float" office:value="0.665155">
            <text:p>0.66515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31727">
            <text:p>4.31727</text:p>
          </table:table-cell>
          <table:table-cell office:value-type="float" office:value="13.4618">
            <text:p>13.4618</text:p>
          </table:table-cell>
          <table:table-cell office:value-type="float" office:value="1.61327">
            <text:p>1.6132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.00141">
            <text:p>5.00141</text:p>
          </table:table-cell>
          <table:table-cell office:value-type="float" office:value="13.4926">
            <text:p>13.4926</text:p>
          </table:table-cell>
          <table:table-cell office:value-type="float" office:value="1.56834">
            <text:p>1.5683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61168">
            <text:p>4.61168</text:p>
          </table:table-cell>
          <table:table-cell office:value-type="float" office:value="14.5837">
            <text:p>14.5837</text:p>
          </table:table-cell>
          <table:table-cell office:value-type="float" office:value="1.59418">
            <text:p>1.5941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99805">
            <text:p>4.99805</text:p>
          </table:table-cell>
          <table:table-cell office:value-type="float" office:value="13.0473">
            <text:p>13.0473</text:p>
          </table:table-cell>
          <table:table-cell office:value-type="float" office:value="1.57452">
            <text:p>1.5745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59534">
            <text:p>4.59534</text:p>
          </table:table-cell>
          <table:table-cell office:value-type="float" office:value="13.4757">
            <text:p>13.4757</text:p>
          </table:table-cell>
          <table:table-cell office:value-type="float" office:value="1.60469">
            <text:p>1.6046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3829">
            <text:p>10.3829</text:p>
          </table:table-cell>
          <table:table-cell office:value-type="float" office:value="30.2827">
            <text:p>30.2827</text:p>
          </table:table-cell>
          <table:table-cell office:value-type="float" office:value="3.43353">
            <text:p>3.4335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3725">
            <text:p>10.3725</text:p>
          </table:table-cell>
          <table:table-cell office:value-type="float" office:value="33.5737">
            <text:p>33.5737</text:p>
          </table:table-cell>
          <table:table-cell office:value-type="float" office:value="3.40381">
            <text:p>3.4038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60381">
            <text:p>9.60381</text:p>
          </table:table-cell>
          <table:table-cell office:value-type="float" office:value="30.9757">
            <text:p>30.9757</text:p>
          </table:table-cell>
          <table:table-cell office:value-type="float" office:value="3.4958">
            <text:p>3.4958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59725">
            <text:p>9.59725</text:p>
          </table:table-cell>
          <table:table-cell office:value-type="float" office:value="30.9141">
            <text:p>30.9141</text:p>
          </table:table-cell>
          <table:table-cell office:value-type="float" office:value="3.42642">
            <text:p>3.4264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0292">
            <text:p>10.0292</text:p>
          </table:table-cell>
          <table:table-cell office:value-type="float" office:value="30.6248">
            <text:p>30.6248</text:p>
          </table:table-cell>
          <table:table-cell office:value-type="float" office:value="3.40572">
            <text:p>3.40572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3:19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3:20:06</dc:date>
    <dc:creator>mind </dc:creator>
    <meta:editing-duration>PT1H52M7S</meta:editing-duration>
    <meta:editing-cycles>6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204cm" svg:y="0.446cm" chart:style-name="ch2">
          <text:p>Priority Queue - Remove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827234375">
                <text:p>0.0000000827234375</text:p>
                <draw:g>
                  <svg:desc>Sheet1.S4:Sheet1.S22</svg:desc>
                </draw:g>
              </table:table-cell>
              <table:table-cell office:value-type="float" office:value="0.0000000904421875">
                <text:p>0.0000000904421875</text:p>
                <draw:g>
                  <svg:desc>Sheet1.T4:Sheet1.T22</svg:desc>
                </draw:g>
              </table:table-cell>
              <table:table-cell office:value-type="float" office:value="0.0000000586164964427059">
                <text:p>0.0000000586164964427059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689535714285714">
                <text:p>0.0000000689535714285714</text:p>
              </table:table-cell>
              <table:table-cell office:value-type="float" office:value="0.0000000823946428571429">
                <text:p>0.0000000823946428571429</text:p>
              </table:table-cell>
              <table:table-cell office:value-type="float" office:value="0.0000000492916182828885">
                <text:p>0.00000004929161828288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6833642578125">
                <text:p>0.00000006833642578125</text:p>
              </table:table-cell>
              <table:table-cell office:value-type="float" office:value="0.00000008062734375">
                <text:p>0.00000008062734375</text:p>
              </table:table-cell>
              <table:table-cell office:value-type="float" office:value="0.0000000490356380735677">
                <text:p>0.000000049035638073567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89033854166667">
                <text:p>0.0000000289033854166667</text:p>
              </table:table-cell>
              <table:table-cell office:value-type="float" office:value="0.0000000296820746527778">
                <text:p>0.0000000296820746527778</text:p>
              </table:table-cell>
              <table:table-cell office:value-type="float" office:value="0.0000000146815568227322">
                <text:p>0.000000014681556822732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195865234375">
                <text:p>0.00000002195865234375</text:p>
              </table:table-cell>
              <table:table-cell office:value-type="float" office:value="0.0000000282102734375">
                <text:p>0.0000000282102734375</text:p>
              </table:table-cell>
              <table:table-cell office:value-type="float" office:value="0.0000000154900390625">
                <text:p>0.00000001549003906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6912642045455">
                <text:p>0.0000000186912642045455</text:p>
              </table:table-cell>
              <table:table-cell office:value-type="float" office:value="0.0000000275362127130682">
                <text:p>0.0000000275362127130682</text:p>
              </table:table-cell>
              <table:table-cell office:value-type="float" office:value="0.0000000130120787161964">
                <text:p>0.00000001301207871619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6424235026042">
                <text:p>0.0000000176424235026042</text:p>
              </table:table-cell>
              <table:table-cell office:value-type="float" office:value="0.0000000285205078125">
                <text:p>0.0000000285205078125</text:p>
              </table:table-cell>
              <table:table-cell office:value-type="float" office:value="0.0000000126878413787277">
                <text:p>0.000000012687841378727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81841947115385">
                <text:p>0.0000000181841947115385</text:p>
              </table:table-cell>
              <table:table-cell office:value-type="float" office:value="0.0000000275685659555288">
                <text:p>0.0000000275685659555288</text:p>
              </table:table-cell>
              <table:table-cell office:value-type="float" office:value="0.0000000122297441420948">
                <text:p>0.000000012229744142094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63256312779018">
                <text:p>0.0000000163256312779018</text:p>
              </table:table-cell>
              <table:table-cell office:value-type="float" office:value="0.0000000281738455636161">
                <text:p>0.0000000281738455636161</text:p>
              </table:table-cell>
              <table:table-cell office:value-type="float" office:value="0.0000000122898504783233">
                <text:p>0.000000012289850478323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59084309895833">
                <text:p>0.0000000159084309895833</text:p>
              </table:table-cell>
              <table:table-cell office:value-type="float" office:value="0.0000000289796549479167">
                <text:p>0.0000000289796549479167</text:p>
              </table:table-cell>
              <table:table-cell office:value-type="float" office:value="0.0000000137722512531992">
                <text:p>0.000000013772251253199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63968086242676">
                <text:p>0.0000000163968086242676</text:p>
              </table:table-cell>
              <table:table-cell office:value-type="float" office:value="0.0000000303440856933594">
                <text:p>0.0000000303440856933594</text:p>
              </table:table-cell>
              <table:table-cell office:value-type="float" office:value="0.0000000189940322222319">
                <text:p>0.000000018994032222231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200653883990119">
                <text:p>0.0000000200653883990119</text:p>
              </table:table-cell>
              <table:table-cell office:value-type="float" office:value="0.0000000342020461138557">
                <text:p>0.0000000342020461138557</text:p>
              </table:table-cell>
              <table:table-cell office:value-type="float" office:value="0.0000000490542875184168">
                <text:p>0.000000049054287518416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26057264539931">
                <text:p>0.0000000226057264539931</text:p>
              </table:table-cell>
              <table:table-cell office:value-type="float" office:value="0.000000041647466023763">
                <text:p>0.000000041647466023763</text:p>
              </table:table-cell>
              <table:table-cell office:value-type="float" office:value="0.0000000844529810825647">
                <text:p>0.000000084452981082564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36695540578742">
                <text:p>0.0000000236695540578742</text:p>
              </table:table-cell>
              <table:table-cell office:value-type="float" office:value="0.0000000480227620978104">
                <text:p>0.0000000480227620978104</text:p>
              </table:table-cell>
              <table:table-cell office:value-type="float" office:value="0.000000100489985045647">
                <text:p>0.00000010048998504564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45003700256348">
                <text:p>0.0000000245003700256348</text:p>
              </table:table-cell>
              <table:table-cell office:value-type="float" office:value="0.0000000530148506164551">
                <text:p>0.0000000530148506164551</text:p>
              </table:table-cell>
              <table:table-cell office:value-type="float" office:value="0.000000107693663193154">
                <text:p>0.0000001076936631931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39880425589425">
                <text:p>0.0000000239880425589425</text:p>
              </table:table-cell>
              <table:table-cell office:value-type="float" office:value="0.0000000586681365966797">
                <text:p>0.0000000586681365966797</text:p>
              </table:table-cell>
              <table:table-cell office:value-type="float" office:value="0.000000115810955234954">
                <text:p>0.0000001158109552349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45409445329146">
                <text:p>0.0000000245409445329146</text:p>
              </table:table-cell>
              <table:table-cell office:value-type="float" office:value="0.0000000613012530586936">
                <text:p>0.0000000613012530586936</text:p>
              </table:table-cell>
              <table:table-cell office:value-type="float" office:value="0.000000122120323329895">
                <text:p>0.00000012212032332989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43847784788712">
                <text:p>0.0000000243847784788712</text:p>
              </table:table-cell>
              <table:table-cell office:value-type="float" office:value="0.0000000705523076264755">
                <text:p>0.0000000705523076264755</text:p>
              </table:table-cell>
              <table:table-cell office:value-type="float" office:value="0.000000139280386769476">
                <text:p>0.00000013928038676947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8281459013621">
                <text:p>0.0000000248281459013621</text:p>
              </table:table-cell>
              <table:table-cell office:value-type="float" office:value="0.0000000776703159014384">
                <text:p>0.0000000776703159014384</text:p>
              </table:table-cell>
              <table:table-cell office:value-type="float" office:value="0.000000148257076301064">
                <text:p>0.000000148257076301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003cm" svg:y="0.418cm" chart:style-name="ch2">
          <text:p>Priority Queues - Remove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13cm" svg:y="2.925cm" svg:width="14.829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317658">
                <text:p>0.0000317658</text:p>
                <draw:g>
                  <svg:desc>Sheet1.L4:Sheet1.L22</svg:desc>
                </draw:g>
              </table:table-cell>
              <table:table-cell office:value-type="float" office:value="0.0000347298">
                <text:p>0.0000347298</text:p>
                <draw:g>
                  <svg:desc>Sheet1.M4:Sheet1.M22</svg:desc>
                </draw:g>
              </table:table-cell>
              <table:table-cell office:value-type="float" office:value="0.0000029192">
                <text:p>0.0000029192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617824">
                <text:p>0.0000617824</text:p>
              </table:table-cell>
              <table:table-cell office:value-type="float" office:value="0.0000738256">
                <text:p>0.0000738256</text:p>
              </table:table-cell>
              <table:table-cell office:value-type="float" office:value="0.000005332">
                <text:p>0.0000053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139953">
                <text:p>0.000139953</text:p>
              </table:table-cell>
              <table:table-cell office:value-type="float" office:value="0.0001651248">
                <text:p>0.0001651248</text:p>
              </table:table-cell>
              <table:table-cell office:value-type="float" office:value="0.0000113366">
                <text:p>0.000011336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1331868">
                <text:p>0.0001331868</text:p>
              </table:table-cell>
              <table:table-cell office:value-type="float" office:value="0.000136775">
                <text:p>0.000136775</text:p>
              </table:table-cell>
              <table:table-cell office:value-type="float" office:value="0.000007173">
                <text:p>0.00000717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2248566">
                <text:p>0.0002248566</text:p>
              </table:table-cell>
              <table:table-cell office:value-type="float" office:value="0.0002888732">
                <text:p>0.0002888732</text:p>
              </table:table-cell>
              <table:table-cell office:value-type="float" office:value="0.0000158618">
                <text:p>0.000015861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4210768">
                <text:p>0.0004210768</text:p>
              </table:table-cell>
              <table:table-cell office:value-type="float" office:value="0.0006203358">
                <text:p>0.0006203358</text:p>
              </table:table-cell>
              <table:table-cell office:value-type="float" office:value="0.0000277518">
                <text:p>0.00002775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8671604">
                <text:p>0.0008671604</text:p>
              </table:table-cell>
              <table:table-cell office:value-type="float" office:value="0.00140184">
                <text:p>0.00140184</text:p>
              </table:table-cell>
              <table:table-cell office:value-type="float" office:value="0.0000560844">
                <text:p>0.000056084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1936544">
                <text:p>0.001936544</text:p>
              </table:table-cell>
              <table:table-cell office:value-type="float" office:value="0.002935942">
                <text:p>0.002935942</text:p>
              </table:table-cell>
              <table:table-cell office:value-type="float" office:value="0.0001116016">
                <text:p>0.00011160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3744708">
                <text:p>0.003744708</text:p>
              </table:table-cell>
              <table:table-cell office:value-type="float" office:value="0.006462404">
                <text:p>0.006462404</text:p>
              </table:table-cell>
              <table:table-cell office:value-type="float" office:value="0.0002307808">
                <text:p>0.000230780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7819312">
                <text:p>0.007819312</text:p>
              </table:table-cell>
              <table:table-cell office:value-type="float" office:value="0.01424408">
                <text:p>0.01424408</text:p>
              </table:table-cell>
              <table:table-cell office:value-type="float" office:value="0.0005307572">
                <text:p>0.000530757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171933">
                <text:p>0.0171933</text:p>
              </table:table-cell>
              <table:table-cell office:value-type="float" office:value="0.03181808">
                <text:p>0.03181808</text:p>
              </table:table-cell>
              <table:table-cell office:value-type="float" office:value="0.00149888">
                <text:p>0.0014988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4471018">
                <text:p>0.04471018</text:p>
              </table:table-cell>
              <table:table-cell office:value-type="float" office:value="0.07620982">
                <text:p>0.07620982</text:p>
              </table:table-cell>
              <table:table-cell office:value-type="float" office:value="0.007911348">
                <text:p>0.00791134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1066672">
                <text:p>0.1066672</text:p>
              </table:table-cell>
              <table:table-cell office:value-type="float" office:value="0.1965174">
                <text:p>0.1965174</text:p>
              </table:table-cell>
              <table:table-cell office:value-type="float" office:value="0.02779028">
                <text:p>0.0277902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2357836">
                <text:p>0.2357836</text:p>
              </table:table-cell>
              <table:table-cell office:value-type="float" office:value="0.4783774">
                <text:p>0.4783774</text:p>
              </table:table-cell>
              <table:table-cell office:value-type="float" office:value="0.06737202">
                <text:p>0.0673720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51381">
                <text:p>0.51381</text:p>
              </table:table-cell>
              <table:table-cell office:value-type="float" office:value="1.111802">
                <text:p>1.111802</text:p>
              </table:table-cell>
              <table:table-cell office:value-type="float" office:value="0.1469188">
                <text:p>0.146918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.056438">
                <text:p>1.056438</text:p>
              </table:table-cell>
              <table:table-cell office:value-type="float" office:value="2.583756">
                <text:p>2.583756</text:p>
              </table:table-cell>
              <table:table-cell office:value-type="float" office:value="0.3211316">
                <text:p>0.321131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264508">
                <text:p>2.264508</text:p>
              </table:table-cell>
              <table:table-cell office:value-type="float" office:value="5.656554">
                <text:p>5.656554</text:p>
              </table:table-cell>
              <table:table-cell office:value-type="float" office:value="0.687602">
                <text:p>0.68760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.70475">
                <text:p>4.70475</text:p>
              </table:table-cell>
              <table:table-cell office:value-type="float" office:value="13.61222">
                <text:p>13.61222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9.997132">
                <text:p>9.997132</text:p>
              </table:table-cell>
              <table:table-cell office:value-type="float" office:value="31.2742">
                <text:p>31.2742</text:p>
              </table:table-cell>
              <table:table-cell office:value-type="float" office:value="3.433056">
                <text:p>3.433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